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Caecilia LT Std Light" fo:font-size="10.5pt" officeooo:paragraph-rsid="0013ed04" style:font-size-asian="10.5pt" style:font-size-complex="10.5pt"/>
    </style:style>
    <style:style style:name="P2" style:family="paragraph" style:parent-style-name="Heading_20_3">
      <style:paragraph-properties fo:text-align="center" style:justify-single-word="false"/>
      <style:text-properties style:font-name="Caecilia LT Std Light" fo:font-size="10.5pt" officeooo:paragraph-rsid="0013ed04" style:font-size-asian="10.5pt" style:font-size-complex="10.5pt"/>
    </style:style>
    <style:style style:name="P3" style:family="paragraph" style:parent-style-name="Text_20_body_20__28_user_29_">
      <style:paragraph-properties fo:text-align="start" style:justify-single-word="false"/>
      <style:text-properties style:font-name="Caecilia LT Std Light" fo:font-size="10pt" officeooo:paragraph-rsid="0013ed04" style:font-size-asian="10pt" style:font-size-complex="10pt"/>
    </style:style>
    <style:style style:name="P4" style:family="paragraph" style:parent-style-name="Text_20_body_20__28_user_29_">
      <style:paragraph-properties fo:text-align="start" style:justify-single-word="false"/>
      <style:text-properties style:font-name="Caecilia LT Std Light" fo:font-size="10.5pt" officeooo:paragraph-rsid="0013ed04" style:font-size-asian="10.5pt" style:font-size-complex="10.5pt"/>
    </style:style>
    <style:style style:name="P5" style:family="paragraph" style:parent-style-name="Text_20_body_20__28_user_29_">
      <style:paragraph-properties fo:text-align="start" style:justify-single-word="false"/>
      <style:text-properties style:font-name="Caecilia LT Std Light" fo:font-size="10.5pt" officeooo:paragraph-rsid="00177728" style:font-size-asian="10.5pt" style:font-size-complex="10.5pt"/>
    </style:style>
    <style:style style:name="P6" style:family="paragraph" style:parent-style-name="Text_20_body_20__28_user_29_">
      <style:paragraph-properties fo:text-align="start" style:justify-single-word="false"/>
      <style:text-properties style:font-name="Caecilia LT Std Light" fo:font-size="10.5pt" officeooo:paragraph-rsid="00194c2c" style:font-size-asian="10.5pt" style:font-size-complex="10.5pt"/>
    </style:style>
    <style:style style:name="P7" style:family="paragraph" style:parent-style-name="Text_20_body_20__28_user_29_">
      <style:paragraph-properties fo:text-align="start" style:justify-single-word="false"/>
      <style:text-properties style:font-name="Caecilia LT Std Light" fo:font-size="10.5pt" officeooo:rsid="00194c2c" officeooo:paragraph-rsid="0013ed04" style:font-size-asian="10.5pt" style:font-size-complex="10.5pt"/>
    </style:style>
    <style:style style:name="P8" style:family="paragraph" style:parent-style-name="Text_20_body_20__28_user_29_">
      <style:paragraph-properties fo:text-align="start" style:justify-single-word="false"/>
      <style:text-properties style:font-name="Caecilia LT Std Light" fo:font-size="10.5pt" officeooo:rsid="00194c2c" officeooo:paragraph-rsid="001ab8c8" style:font-size-asian="10.5pt" style:font-size-complex="10.5pt"/>
    </style:style>
    <style:style style:name="P9" style:family="paragraph" style:parent-style-name="Text_20_body_20__28_user_29_">
      <style:paragraph-properties fo:text-align="start" style:justify-single-word="false"/>
      <style:text-properties style:font-name="Caecilia LT Std Light" fo:font-size="11pt" officeooo:paragraph-rsid="0013ed04" style:font-size-asian="11pt" style:font-size-complex="11pt"/>
    </style:style>
    <style:style style:name="P10" style:family="paragraph" style:parent-style-name="Text_20_body_20__28_user_29_">
      <style:paragraph-properties fo:text-align="start" style:justify-single-word="false"/>
      <style:text-properties style:font-name="Caecilia LT Std Light" fo:font-size="9pt" officeooo:paragraph-rsid="0013ed04" style:font-size-asian="9pt" style:font-size-complex="9pt"/>
    </style:style>
    <style:style style:name="P11"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style:text-underline-style="none" officeooo:rsid="00106eee" officeooo:paragraph-rsid="0013ed04" style:font-size-asian="10.5pt" style:font-size-complex="10.5pt"/>
    </style:style>
    <style:style style:name="P12"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3"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1pt" officeooo:paragraph-rsid="0013ed04" style:font-size-asian="11pt" style:font-size-complex="11pt"/>
    </style:style>
    <style:style style:name="P14"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5"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style:text-underline-style="none" fo:font-weight="bold" officeooo:rsid="00611a21" officeooo:paragraph-rsid="0013ed04" style:font-size-asian="10.5pt" style:font-weight-asian="bold" style:font-size-complex="10.5pt" style:font-weight-complex="bold"/>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0.5pt" style:font-size-asian="10.5pt" style:font-size-complex="10.5pt"/>
    </style:style>
    <style:style style:name="T1" style:family="text">
      <style:text-properties officeooo:rsid="0022b0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687d3"/>
    </style:style>
    <style:style style:name="T4" style:family="text">
      <style:text-properties style:text-underline-style="solid" style:text-underline-width="auto" style:text-underline-color="font-color" officeooo:rsid="00106eee"/>
    </style:style>
    <style:style style:name="T5" style:family="text">
      <style:text-properties style:text-underline-style="solid" style:text-underline-width="auto" style:text-underline-color="font-color" officeooo:rsid="005fccd0"/>
    </style:style>
    <style:style style:name="T6" style:family="text">
      <style:text-properties style:text-underline-style="solid" style:text-underline-width="auto" style:text-underline-color="font-color" officeooo:rsid="0015a7d9"/>
    </style:style>
    <style:style style:name="T7" style:family="text">
      <style:text-properties style:text-underline-style="solid" style:text-underline-width="auto" style:text-underline-color="font-color" officeooo:rsid="001e82ed"/>
    </style:style>
    <style:style style:name="T8" style:family="text">
      <style:text-properties officeooo:rsid="006e991c"/>
    </style:style>
    <style:style style:name="T9" style:family="text">
      <style:text-properties officeooo:rsid="00611a21"/>
    </style:style>
    <style:style style:name="T10" style:family="text">
      <style:text-properties fo:font-weight="bold" style:font-weight-asian="bold" style:font-weight-complex="bold"/>
    </style:style>
    <style:style style:name="T11" style:family="text">
      <style:text-properties fo:font-weight="bold" officeooo:rsid="006d2830" style:font-weight-asian="bold" style:font-weight-complex="bold"/>
    </style:style>
    <style:style style:name="T12" style:family="text">
      <style:text-properties fo:font-weight="bold" officeooo:rsid="002687d3" style:font-weight-asian="bold" style:font-weight-complex="bold"/>
    </style:style>
    <style:style style:name="T13" style:family="text">
      <style:text-properties fo:font-weight="bold" officeooo:rsid="005c94e4" style:font-weight-asian="bold" style:font-weight-complex="bold"/>
    </style:style>
    <style:style style:name="T14" style:family="text">
      <style:text-properties fo:font-weight="bold" officeooo:rsid="005fccd0" style:font-weight-asian="bold" style:font-weight-complex="bold"/>
    </style:style>
    <style:style style:name="T15" style:family="text">
      <style:text-properties officeooo:rsid="002687d3"/>
    </style:style>
    <style:style style:name="T16" style:family="text">
      <style:text-properties style:text-underline-style="none"/>
    </style:style>
    <style:style style:name="T17" style:family="text">
      <style:text-properties style:text-underline-style="none" officeooo:rsid="002687d3"/>
    </style:style>
    <style:style style:name="T18" style:family="text">
      <style:text-properties style:text-underline-style="none" officeooo:rsid="006d2830"/>
    </style:style>
    <style:style style:name="T19" style:family="text">
      <style:text-properties style:text-underline-style="none" officeooo:rsid="001ab8c8"/>
    </style:style>
    <style:style style:name="T20" style:family="text">
      <style:text-properties officeooo:rsid="006d2830"/>
    </style:style>
    <style:style style:name="T21" style:family="text">
      <style:text-properties officeooo:rsid="005fccd0"/>
    </style:style>
    <style:style style:name="T22" style:family="text">
      <style:text-properties officeooo:rsid="00106eee"/>
    </style:style>
    <style:style style:name="T23" style:family="text">
      <style:text-properties officeooo:rsid="0065dc12"/>
    </style:style>
    <style:style style:name="T24" style:family="text">
      <style:text-properties fo:font-style="italic" style:font-style-asian="italic" style:font-style-complex="italic"/>
    </style:style>
    <style:style style:name="T25" style:family="text">
      <style:text-properties fo:font-style="italic" officeooo:rsid="001e82ed" style:font-style-asian="italic" style:font-style-complex="italic"/>
    </style:style>
    <style:style style:name="T26" style:family="text">
      <style:text-properties fo:font-style="italic" officeooo:rsid="0015a7d9" style:font-style-asian="italic" style:font-style-complex="italic"/>
    </style:style>
    <style:style style:name="T27" style:family="text">
      <style:text-properties fo:font-style="italic" officeooo:rsid="0013eb4a"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013eb4a"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officeooo:rsid="006e91db" style:font-style-asian="italic" style:font-style-complex="italic"/>
    </style:style>
    <style:style style:name="T32" style:family="text">
      <style:text-properties fo:font-size="9pt" fo:font-style="italic" style:font-size-asian="9pt" style:font-style-asian="italic" style:font-size-complex="9pt" style:font-style-complex="italic"/>
    </style:style>
    <style:style style:name="T33" style:family="text">
      <style:text-properties fo:font-size="9pt" fo:font-style="italic" officeooo:rsid="0015a7d9" style:font-size-asian="9pt" style:font-style-asian="italic" style:font-size-complex="9pt" style:font-style-complex="italic"/>
    </style:style>
    <style:style style:name="T34" style:family="text">
      <style:text-properties fo:font-size="9pt" fo:font-style="italic" officeooo:rsid="00615eb4" style:font-size-asian="9pt" style:font-style-asian="italic" style:font-size-complex="9pt" style:font-style-complex="italic"/>
    </style:style>
    <style:style style:name="T35" style:family="text">
      <style:text-properties fo:font-size="9pt" fo:font-style="italic" officeooo:rsid="006e91db" style:font-size-asian="9pt" style:font-style-asian="italic" style:font-size-complex="9pt" style:font-style-complex="italic"/>
    </style:style>
    <style:style style:name="T36" style:family="text">
      <style:text-properties fo:font-size="9pt" fo:font-style="italic" style:text-underline-style="solid" style:text-underline-width="auto" style:text-underline-color="font-color" officeooo:rsid="0015a7d9" style:font-size-asian="9pt" style:font-style-asian="italic" style:font-size-complex="9pt" style:font-style-complex="italic"/>
    </style:style>
    <style:style style:name="T37" style:family="text">
      <style:text-properties fo:font-size="9pt" fo:font-style="italic" style:text-underline-style="none" officeooo:rsid="0015a7d9" style:font-size-asian="9pt" style:font-style-asian="italic" style:font-size-complex="9pt" style:font-style-complex="italic"/>
    </style:style>
    <style:style style:name="T38" style:family="text">
      <style:text-properties officeooo:rsid="001e82ed"/>
    </style:style>
    <style:style style:name="T39" style:family="text">
      <style:text-properties officeooo:rsid="0013ed04"/>
    </style:style>
    <style:style style:name="T40" style:family="text">
      <style:text-properties officeooo:rsid="0015d323"/>
    </style:style>
    <style:style style:name="T41" style:family="text">
      <style:text-properties officeooo:rsid="001ab8c8"/>
    </style:style>
    <style:style style:name="T42" style:family="text">
      <style:text-properties fo:font-size="10.5pt" style:font-size-asian="10.5pt" style:font-size-complex="10.5pt"/>
    </style:style>
    <style:style style:name="gr1" style:family="graphic">
      <style:graphic-properties draw:stroke="solid" svg:stroke-color="#000000" draw:fill="none" draw:fill-color="#ffffff" fo:min-height="0.6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h text:style-name="P2" text:outline-level="3"><text:span text:style-name="T8">SPECIAL</text:span> WARRANTY DEED</text:h>
      <text:p text:style-name="P4"><text:line-break/><text:span text:style-name="T9">THIS DEED is </text:span>between the </text:p>
      <text:p text:style-name="P4"><text:span text:style-name="T10">G</text:span><text:span text:style-name="T11">rantor</text:span><text:span text:style-name="T12">:</text:span><text:span text:style-name="T15"> </text:span><text:span text:style-name="T3"><text:s/></text:span><text:span text:style-name="T4"><text:s text:c="43"/></text:span><text:span text:style-name="T3"><text:s text:c="11"/></text:span><text:span text:style-name="T17"><text:s/>of address </text:span><text:span text:style-name="T3"><text:s text:c="75"/></text:span><text:span text:style-name="T17">,</text:span></text:p>
      <text:p text:style-name="P7">and the </text:p>
      <text:p text:style-name="P4"><text:span text:style-name="T10">G</text:span><text:span text:style-name="T11">rantee</text:span><text:span text:style-name="T13">:</text:span><text:span text:style-name="T15"> <text:s/></text:span><text:span text:style-name="T2"><text:s/></text:span><text:span text:style-name="T4"><text:s text:c="43"/></text:span><text:span text:style-name="T2"><text:s text:c="11"/></text:span><text:s/>of address <text:span text:style-name="T2"><text:s text:c="76"/></text:span><text:span text:style-name="T16">.</text:span></text:p>
      <text:p text:style-name="P1"/>
      <text:p text:style-name="P5"><text:span text:style-name="T20">For actual and true consideration of </text:span>$ <text:span text:style-name="T2"><text:s text:c="4"/></text:span><text:span text:style-name="T4"><text:s text:c="38"/></text:span><text:span text:style-name="T18">, t</text:span>he Grantor <text:span text:style-name="T21">does hereby CONVEY to the Grantee RIGHT, TITLE, and INTEREST the following described real property, which is situated in the County of </text:span><text:span text:style-name="T5"><text:s text:c="42"/></text:span><text:span text:style-name="T21"><text:s/>in the State of </text:span><text:span text:style-name="T3"><text:s text:c="30"/></text:span><text:span text:style-name="T15"><text:s/>,</text:span></text:p>
      <text:p text:style-name="P5"/>
      <text:p text:style-name="P14"><text:span text:style-name="T10"><text:s text:c="7"/>A</text:span><text:span text:style-name="T14">SSESSOR’S</text:span><text:span text:style-name="T10"> </text:span><text:span text:style-name="T14">PARCEL NUMBER / APN:</text:span> <text:span text:style-name="T22"><text:s/></text:span></text:p>
      <text:p text:style-name="P15"><text:s text:c="7"/>LEGAL DESCRIPTION: </text:p>
      <text:p text:style-name="P12"/>
      <text:p text:style-name="P4"/>
      <text:p text:style-name="P8">Subj<text:span text:style-name="T41">ect to</text:span>: <text:s/>Existing taxes, assessments, covenants, conditions, restrictions, rights of way, easements and other matters of record – <text:span text:style-name="T41">the details of which have been acknowledged in the Purchase Agreement.</text:span></text:p>
      <text:p text:style-name="P6">AND G<text:span text:style-name="T23">rantor hereby covenants with Grantee that Grantor is lawfully seized of the above described property in fee simple and that Grantor has good right and lawful authority to sell and convey the property. <text:s/>Grantor hereby WARRANTS and agrees to forever defend the right and title to the above described property unto the said Grantee against the lawful claims of all persons claiming by, through, or under the Grantor, but not otherwise.</text:span></text:p>
      <text:p text:style-name="P6"/>
      <text:p text:style-name="P11"/>
      <text:p text:style-name="P13"/>
      <text:p text:style-name="P9"/>
      <text:p text:style-name="P3">EXECUTED this <text:span text:style-name="T2"><text:s text:c="27"/></text:span><text:span text:style-name="T22"><text:s/>day of</text:span> <text:span text:style-name="T2"><text:s text:c="52"/></text:span><text:span text:style-name="T16"><text:s/>, <text:s/></text:span>20<text:span text:style-name="T2"> <text:s text:c="6"/></text:span>.<text:line-break/></text:p>
      <text:p text:style-name="P3">G<text:span text:style-name="T9">RANTOR N</text:span>ame: <text:s/><text:span text:style-name="T2"><text:s text:c="102"/></text:span></text:p>
      <text:p text:style-name="P3"/>
      <text:p text:style-name="P3">G<text:span text:style-name="T9">RANTOR</text:span> Signature: <text:span text:style-name="T2"><text:s text:c="97"/></text:span><text:line-break/></text:p>
      <text:p text:style-name="P3"><draw:frame text:anchor-type="paragraph" draw:z-index="0" draw:name="Shape1" draw:style-name="gr1" draw:text-style-name="P17" svg:width="6.8717in" svg:height="0.6732in" svg:x="0.0071in" svg:y="0.0575in"><draw:text-box><text:p text:style-name="P16"><text:span text:style-name="T42"><text:s/></text:span></text:p><text:p text:style-name="P16"><text:span text:style-name="T42">A notary public or other officer completing this certificate verifies only the identity of the individual who signed the document accompanying this certificate, and not the truthfulness, accuracy, or validity of that document.</text:span></text:p><text:p text:style-name="P16"><text:span text:style-name="T42"/></text:p></draw:text-box></draw:frame><text:line-break/></text:p>
      <text:p text:style-name="P10"/>
      <text:p text:style-name="P10"/>
      <text:p text:style-name="P3">STATE OF <text:s/><text:span text:style-name="T2"><text:s text:c="2"/></text:span><text:span text:style-name="T6"><text:s text:c="8"/></text:span><text:span text:style-name="T2"><text:s text:c="24"/></text:span><text:s text:c="2"/>COUNTY OF <text:s/><text:span text:style-name="T6"><text:s text:c="55"/></text:span><text:line-break/></text:p>
      <text:p text:style-name="P10"><text:span text:style-name="T24">On </text:span><text:span text:style-name="T25">this </text:span><text:span text:style-name="T26">date of</text:span><text:span text:style-name="T27"> </text:span><text:span text:style-name="T29"><text:s text:c="96"/></text:span><text:span text:style-name="T24"><text:s/>,</text:span></text:p>
      <text:p text:style-name="P10"><text:span text:style-name="T24">before me, </text:span><text:span text:style-name="T28"><text:s text:c="103"/></text:span><text:span text:style-name="T30"><text:s/></text:span><text:span text:style-name="T31">(notary public)</text:span><text:span text:style-name="T30">,</text:span></text:p>
      <text:p text:style-name="P3"><text:span text:style-name="T33">personally appeared <text:s/></text:span><text:span text:style-name="T36"><text:s text:c="86"/></text:span><text:span text:style-name="T37"><text:s/>, </text:span><text:span text:style-name="T33">who proved to me on the basis of satisfactory evidence to be the person whose name is subscribed to the within instrument and</text:span><text:span text:style-name="T34"> </text:span><text:span text:style-name="T33">acknowledged to me </text:span><text:span text:style-name="T35">that <text:s/>by his / her signature, </text:span><text:span text:style-name="T33">th</text:span><text:span text:style-name="T34">e </text:span><text:span text:style-name="T33">execut</text:span><text:span text:style-name="T34">ion of</text:span><text:span text:style-name="T33"> </text:span><text:span text:style-name="T34">his /</text:span><text:span text:style-name="T33"> her authorized capacity,</text:span><text:span text:style-name="T32"> that </text:span><text:span text:style-name="T34">he / </text:span><text:span text:style-name="T32">she signed same as her voluntary act and deed, for the uses and purposes therein mentioned.<text:line-break/><text:line-break/>Witness my hand and official seal.</text:span><text:line-break/></text:p>
      <text:p text:style-name="P3">Notary <text:span text:style-name="T38">Public signature: <text:s/></text:span><text:span text:style-name="T7"><text:s text:c="62"/></text:span></text:p>
      <text:p text:style-name="P3"/>
      <text:p text:style-name="P3"><text:span text:style-name="T1">My c</text:span>ommission expires: <text:s text:c="2"/><text:span text:style-name="T2"><text:s text:c="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Heading_20_3" style:display-name="Heading 3" style:family="paragraph" style:parent-style-name="Heading" style:default-outline-level="3" style:list-style-name="" style:class="text">
      <style:text-properties style:font-name="Liberation Serif1" fo:font-family="'Liberation Serif'" style:font-family-generic="swiss" style:font-pitch="variabl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6:10:09.674248062</meta:creation-date>
    <meta:generator>LibreOffice/5.1.3.2$Linux_x86 LibreOffice_project/10m0$Build-2</meta:generator>
    <dc:date>2016-10-12T17:29:01.453015136</dc:date>
    <meta:editing-duration>PT35M39S</meta:editing-duration>
    <meta:editing-cycles>4</meta:editing-cycles>
    <meta:document-statistic meta:table-count="0" meta:image-count="0" meta:object-count="0" meta:page-count="1" meta:paragraph-count="20" meta:word-count="260" meta:character-count="2744" meta:non-whitespace-character-count="1291"/>
  </office:meta>
</office:document-meta>
</file>